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pshin, V. F., Korneev, S. A., &amp; Kilimbaev, R. V. (2020, December). The use of artificial intelligence in criminal law and criminal procedure systems. In IOP Conference Series: Materials Science and Engineering (Vol. 1001, No. 1, p. 012144). IOP Publishing.</text:p>
      <text:p text:style-name="Standard"/>
      <text:p text:style-name="Standard">Blount, K. (2024). Using artificial intelligence to prevent crime: implications for due process and criminal justice. AI &amp; SOCIETY, 39(1), 359-368.</text:p>
      <text:p text:style-name="Standard"/>
      <text:p text:style-name="Standard">Ligeti, K. (2019, November). Artificial intelligence and criminal justice. In AIDP-IAPL International Congress of (pp. 1-16).</text:p>
      <text:p text:style-name="Standard"/>
      <text:p text:style-name="Standard">Lettieri, N., Guarino, A., Malandrino, D., &amp; Zaccagnino, R. (2023). Knowledge mining and social dangerousness assessment in criminal justice: metaheuristic integration of machine learning and graph-based inference. Artificial Intelligence and Law, 31(4), 653-702.</text:p>
      <text:p text:style-name="Standard"/>
      <text:p text:style-name="Standard">Ribeiro, H. V., Lopes, D. D., Pessa, A. A., Martins, A. F., Da Cunha, B. R., Gonçalves, S., ... &amp; Perc, M. (2023). Deep learning criminal networks. Chaos, Solitons &amp; Fractals, 172, 113579.</text:p>
      <text:p text:style-name="Standard"/>
      <text:p text:style-name="Standard">Mazepa, S., Vysotska, V., Ivanchyshyn, D., Chyrun, L., Schuchmann, V., &amp; Ryshkovets, Y. (2022, November). Relationships Knowledge Graphs Construction Between Evidence Based on Crime Reports. In 2022 IEEE 17th International Conference on Computer Sciences and Information Technologies (CSIT) (pp. 165-171). IEEE.</text:p>
      <text:p text:style-name="Standard"/>
      <text:p text:style-name="Standard">7. Mazepa, S., Vysotska, V., Ivanchyshyn, D., Chyrun, L., Schuchmann, V., &amp; Ryshkovets, Y. (2022, November). Relationships Knowledge Graphs Construction Between Evidence Based on Crime Reports. In 2022 IEEE 17th International Conference on Computer Sciences and Information Technologies (CSIT) (pp. 165-171). IEEE.</text:p>
      <text:p text:style-name="Standard"/>
      <text:p text:style-name="Standard">8. Sarvari, H., Abozinadah, E., Mbaziira, A., &amp; McCoy, D. (2014, May). Constructing and analyzing criminal networks. In 2014 IEEE security and privacy workshops (pp. 84-91). IEEE.</text:p>
      <text:p text:style-name="Standard"/>
      <text:p text:style-name="Standard">9. Lopes, D. D., Cunha, B. R. D., Martins, A. F., Gonçalves, S., Lenzi, E. K., Hanley, Q. S., ... &amp; Ribeiro, H. V. (2022). Machine learning partners in criminal networks. Scientific Reports, 12(1), 15746.</text:p>
      <text:p text:style-name="Standard"/>
      <text:p text:style-name="Standard">10. Cavallaro, L., Bagdasar, O., De Meo, P., Fiumara, G., &amp; Liotta, A. (2021). Graph and network theory for the analysis of criminal networks. In Data Science and Internet of Things: Research and Applications at the Intersection of DS and IoT (pp. 139-156). Cham: Springer International Publishing.</text:p>
      <text:p text:style-name="Standard"/>
      <text:p text:style-name="Standard">11. Sreejith, A. G., Lansy, A., Krishna, K. A., Haran, V. J., &amp; Rakhee, M. (2020). Crime analysis and prediction using graph mining. In Inventive Communication and Computational Technologies: Proceedings of ICICCT 2019 (pp. 699-705). Singapore: Springer Singapore.</text:p>
      <text:p text:style-name="Standard"/>
      <text:p text:style-name="Standard">12. Das, P., Das, A. K., Nayak, J., Pelusi, D., &amp; Ding, W. (2019). A graph based clustering approach for relation extraction from crime data. IEEE Access, 7, 101269-101282.</text:p>
      <text:p text:style-name="Standard"/>
      <text:p text:style-name="Standard">13. Ficara, A., Curreri, F., Cavallaro, L., De Meo, P., Fiumara, G., Bagdasar, O., &amp; Liotta, A. (2021). Social network analysis: The use of graph distances to compare artificial and criminal networks. Journal of Smart Environments and Green Computing.</text:p>
      <text:p text:style-name="Standard"/>
      <text:p text:style-name="Standard"><text:soft-page-break/>14. Khan, K. F., Ali, A., Khan, Z. F., &amp; Siddiqua, H. (2021, November). Artificial intelligence and criminal culpability. In 2021 International Conference on Innovative Computing (ICIC) (pp. 1-7). IEEE.</text:p>
      <text:p text:style-name="Standard"/>
      <text:p text:style-name="Standard">15.Cekic, E. (2024). The impact of artificial intelligence tools on criminal psychological profiling. International Journal of Academic Research in Psychology, 11(1), 1-13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6T17:01:03.769000000</meta:creation-date>
    <dc:date>2025-12-16T17:01:47.350000000</dc:date>
    <meta:editing-duration>PT44S</meta:editing-duration>
    <meta:editing-cycles>1</meta:editing-cycles>
    <meta:document-statistic meta:table-count="0" meta:image-count="0" meta:object-count="0" meta:page-count="2" meta:paragraph-count="15" meta:word-count="493" meta:character-count="3348" meta:non-whitespace-character-count="2870"/>
    <meta:generator>LibreOffice/7.3.4.2$Windows_X86_64 LibreOffice_project/728fec16bd5f605073805c3c9e7c4212a0120dc5</meta:generator>
  </office:meta>
</office:document-meta>
</file>